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58466" draw:fill="solid" draw:fill-color="#ecf4df" draw:textarea-horizontal-align="justify" draw:textarea-vertical-align="middle" draw:auto-grow-height="false" fo:min-height="1.75cm" fo:min-width="1.5cm"/>
      <style:paragraph-properties style:writing-mode="lr-tb"/>
    </style:style>
    <style:style style:name="gr2" style:family="graphic" style:parent-style-name="standard">
      <style:graphic-properties svg:stroke-color="#bf0041" draw:fill="solid" draw:fill-color="#f2deca" draw:textarea-horizontal-align="justify" draw:textarea-vertical-align="middle" draw:auto-grow-height="false" fo:min-height="1.55cm" fo:min-width="2cm"/>
      <style:paragraph-properties style:writing-mode="lr-tb"/>
    </style:style>
    <style:style style:name="gr3" style:family="graphic" style:parent-style-name="standard">
      <style:graphic-properties svg:stroke-color="#706e0c" draw:fill="solid" draw:fill-color="#fdfde2" draw:textarea-horizontal-align="justify" draw:textarea-vertical-align="middle" draw:auto-grow-height="false" fo:min-height="1.55cm" fo:min-width="1.5cm"/>
      <style:paragraph-properties style:writing-mode="lr-tb"/>
    </style:style>
    <style:style style:name="gr4" style:family="graphic" style:parent-style-name="standard">
      <style:graphic-properties svg:stroke-color="#158466" draw:fill="solid" draw:fill-color="#ecf4df" draw:textarea-horizontal-align="justify" draw:textarea-vertical-align="middle" draw:auto-grow-height="false" fo:min-height="0.975cm" fo:min-width="10.025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 fo:min-height="0.4cm" fo:min-width="4.78cm"/>
      <style:paragraph-properties style:writing-mode="lr-tb"/>
    </style:style>
    <style:style style:name="gr6" style:family="graphic" style:parent-style-name="standard">
      <style:graphic-properties svg:stroke-color="#706e0c" draw:fill="solid" draw:fill-color="#fdfde2" draw:textarea-horizontal-align="justify" draw:textarea-vertical-align="middle" draw:auto-grow-height="false" fo:min-height="1.551cm" fo:min-width="1.5cm"/>
      <style:paragraph-properties style:writing-mode="lr-tb"/>
    </style:style>
    <style:style style:name="gr7" style:family="graphic" style:parent-style-name="standard">
      <style:graphic-properties draw:fill="solid" draw:fill-color="#fdfde2" draw:textarea-horizontal-align="justify" draw:textarea-vertical-align="middle" draw:auto-grow-height="false" fo:min-height="9.75cm" fo:min-width="1.5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justify" draw:textarea-vertical-align="middle" draw:auto-grow-height="false" fo:min-height="0.4cm" fo:min-width="4.17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draw:fill="solid" draw:fill-color="#dee6ef" draw:textarea-horizontal-align="justify" draw:textarea-vertical-align="middle" draw:auto-grow-height="false" fo:min-height="1.55cm" fo:min-width="2cm"/>
      <style:paragraph-properties style:writing-mode="lr-tb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15.25cm" fo:min-width="11cm"/>
    </style:style>
    <style:style style:name="gr12" style:family="graphic" style:parent-style-name="standard">
      <style:graphic-properties draw:stroke="none" draw:fill="none" draw:textarea-horizontal-align="justify" draw:textarea-vertical-align="middle" draw:auto-grow-height="false" fo:min-height="0.4cm" fo:min-width="4.95cm"/>
      <style:paragraph-properties style:writing-mode="lr-tb"/>
    </style:style>
    <style:style style:name="gr13" style:family="graphic" style:parent-style-name="objectwithoutfill">
      <style:graphic-properties draw:stroke="dash" draw:stroke-dash="Double_20_Dash_20_Dot" draw:fill="solid" draw:textarea-vertical-align="middl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4cm" fo:min-width="1.15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12pt" style:font-size-complex="12pt"/>
    </style:style>
    <style:style style:name="P2" style:family="paragraph">
      <loext:graphic-properties draw:fill="solid" draw:fill-color="#ecf4df"/>
      <style:paragraph-properties fo:text-align="center" style:writing-mode="lr-tb"/>
      <style:text-properties fo:font-size="10pt" style:font-size-asian="12pt" style:font-size-complex="12pt"/>
    </style:style>
    <style:style style:name="P3" style:family="paragraph">
      <style:paragraph-properties fo:text-align="center" style:writing-mode="lr-tb"/>
      <style:text-properties fo:font-size="12pt"/>
    </style:style>
    <style:style style:name="P4" style:family="paragraph">
      <loext:graphic-properties draw:fill="solid" draw:fill-color="#f2deca"/>
      <style:paragraph-properties fo:text-align="center" style:writing-mode="lr-tb"/>
      <style:text-properties fo:font-size="12pt"/>
    </style:style>
    <style:style style:name="P5" style:family="paragraph">
      <loext:graphic-properties draw:fill="solid" draw:fill-color="#fdfde2"/>
      <style:paragraph-properties fo:text-align="center" style:writing-mode="lr-tb"/>
      <style:text-properties fo:font-size="10pt" style:font-size-asian="12pt" style:font-size-complex="12pt"/>
    </style:style>
    <style:style style:name="P6" style:family="paragraph"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7" style:family="paragraph">
      <loext:graphic-properties draw:fill="none"/>
      <style:paragraph-properties fo:text-align="center" style:writing-mode="lr-tb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solid" draw:fill-color="#dee6ef"/>
      <style:paragraph-properties fo:text-align="center" style:writing-mode="lr-tb"/>
      <style:text-properties fo:font-size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style:font-name="Bitstream Vera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2" style:family="paragraph">
      <loext:graphic-properties draw:fill="none"/>
      <style:paragraph-properties fo:text-align="center" style:writing-mode="lr-tb"/>
      <style:text-properties style:font-name="Bitstream Vera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3" style:family="paragraph">
      <style:paragraph-properties fo:text-align="center" style:writing-mode="lr-tb"/>
      <style:text-properties fo:font-size="6pt" fo:font-style="italic" style:font-size-asian="6pt" style:font-style-asian="italic" style:font-size-complex="6pt" style:font-style-complex="italic"/>
    </style:style>
    <style:style style:name="P14" style:family="paragraph">
      <loext:graphic-properties draw:fill="none"/>
      <style:paragraph-properties fo:text-align="center" style:writing-mode="lr-tb"/>
      <style:text-properties fo:font-size="6pt" fo:font-style="italic" style:font-size-asian="6pt" style:font-style-asian="italic" style:font-size-complex="6pt" style:font-style-complex="italic"/>
    </style:style>
    <style:style style:name="T1" style:family="text">
      <style:text-properties fo:font-size="10pt" style:font-size-asian="12pt" style:font-size-complex="12pt"/>
    </style:style>
    <style:style style:name="T2" style:family="text">
      <style:text-properties fo:font-size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Bitstream Vera Sans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fo:font-size="6pt" fo:font-style="italic" style:font-size-asian="6pt" style:font-style-asian="italic" style:font-size-complex="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cm" svg:height="2cm" svg:x="12.845cm" svg:y="3.75cm">
          <text:p text:style-name="P1"><text:span text:style-name="T1">Directory</text:span></text:p>
          <text:p text:style-name="P1"><text:span text:style-name="T1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5cm" svg:height="1.8cm" svg:x="1.005cm" svg:y="3.525cm">
          <text:p text:style-name="P3"><text:span text:style-name="T2">Thing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8cm" svg:x="1.005cm" svg:y="6cm">
          <text:p text:style-name="P3"><text:span text:style-name="T2">Th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2.845cm" svg:y="11.751cm">
          <text:p text:style-name="P1"><text:span text:style-name="T1">Logg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1.8cm" svg:x="5.845cm" svg:y="5.051cm">
          <text:p text:style-name="P1"><text:span text:style-name="T1">HTTP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525cm" svg:height="1.225cm" svg:x="5.345cm" svg:y="14.251cm">
          <text:p text:style-name="P1"><text:span text:style-name="T1">Plugin &amp; Configuration Manager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1.8cm" svg:x="5.845cm" svg:y="7.051cm">
          <text:p text:style-name="P1"><text:span text:style-name="T1">Web- </text:span></text:p>
          <text:p text:style-name="P1"><text:span text:style-name="T1">Socket 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28cm" svg:height="0.65cm" svg:x="4.87cm" svg:y="2.125cm">
          <text:p text:style-name="P6"><text:span text:style-name="T3">Thing Protocol Binding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2.845cm" svg:y="6.251cm">
          <text:p text:style-name="P1"><text:span text:style-name="T1">Intermediary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cm" svg:height="1.8cm" svg:x="5.845cm" svg:y="3.051cm">
          <text:p text:style-name="P1"><text:span text:style-name="T1">MQTT</text:span></text:p>
          <text:p text:style-name="P1"><text:span text:style-name="T1">API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8cm" svg:x="1cm" svg:y="8.7cm">
          <text:p text:style-name="P3"><text:span text:style-name="T2">Thing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801cm" svg:x="5.845cm" svg:y="9.051cm">
          <text:p text:style-name="P1"><text:span text:style-name="T1">DNS-SD</text:span></text:p>
          <text:p text:style-name="P1"><text:span text:style-name="T1">Discovery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2cm" svg:height="10cm" svg:x="9.345cm" svg:y="3.751cm">
          <text:p text:style-name="P1"><text:span text:style-name="T1">Hub </text:span></text:p>
          <text:p text:style-name="P1"><text:span text:style-name="T1">Message </text:span></text:p>
          <text:p text:style-name="P1"><text:span text:style-name="T1">B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2cm" svg:x="12.845cm" svg:y="9.051cm">
          <text:p text:style-name="P1"><text:span text:style-name="T1">Admin</text:span></text:p>
          <text:p text:style-name="P1"><text:span text:style-name="T1">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67cm" svg:height="0.65cm" svg:x="11.45cm" svg:y="2.126cm">
          <text:p text:style-name="P6"><text:span text:style-name="T3">Services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7.845cm" svg:y1="4.051cm" svg:x2="9.345cm" svg:y2="4.051cm">
          <text:p/>
        </draw:line>
        <draw:line draw:style-name="gr9" draw:text-style-name="P8" draw:layer="layout" svg:x1="7.845cm" svg:y1="6.051cm" svg:x2="9.345cm" svg:y2="6.051cm">
          <text:p/>
        </draw:line>
        <draw:line draw:style-name="gr9" draw:text-style-name="P8" draw:layer="layout" svg:x1="7.845cm" svg:y1="8.051cm" svg:x2="9.345cm" svg:y2="8.051cm">
          <text:p/>
        </draw:line>
        <draw:line draw:style-name="gr9" draw:text-style-name="P8" draw:layer="layout" svg:x1="7.845cm" svg:y1="10.051cm" svg:x2="9.345cm" svg:y2="10.051cm">
          <text:p/>
        </draw:line>
        <draw:custom-shape draw:style-name="gr10" draw:text-style-name="P9" draw:layer="layout" svg:width="2.5cm" svg:height="1.8cm" svg:x="17.85cm" svg:y="4.751cm">
          <text:p text:style-name="P3"><text:span text:style-name="T2">Consum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cm" svg:height="1.8cm" svg:x="17.845cm" svg:y="7.751cm">
          <text:p text:style-name="P3"><text:span text:style-name="T2">Consum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2.5cm" svg:height="1.8cm" svg:x="17.85cm" svg:y="10.5cm">
          <text:p text:style-name="P3"><text:span text:style-name="T2">Consumer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11.345cm" svg:y1="4.751cm" svg:x2="12.845cm" svg:y2="4.751cm">
          <text:p/>
        </draw:line>
        <draw:line draw:style-name="gr9" draw:text-style-name="P8" draw:layer="layout" svg:x1="11.345cm" svg:y1="7.251cm" svg:x2="12.845cm" svg:y2="7.251cm">
          <text:p/>
        </draw:line>
        <draw:line draw:style-name="gr9" draw:text-style-name="P8" draw:layer="layout" svg:x1="11.345cm" svg:y1="10.251cm" svg:x2="12.845cm" svg:y2="10.251cm">
          <text:p/>
        </draw:line>
        <draw:line draw:style-name="gr9" draw:text-style-name="P8" draw:layer="layout" svg:x1="11.345cm" svg:y1="12.751cm" svg:x2="12.845cm" svg:y2="12.751cm">
          <text:p/>
        </draw:line>
        <draw:custom-shape draw:style-name="gr11" draw:text-style-name="P10" draw:layer="layout" svg:width="11.5cm" svg:height="15.5cm" svg:x="4.825cm" svg:y="0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5.45cm" svg:height="0.65cm" svg:x="7.45cm" svg:y="0.875cm">
          <text:p text:style-name="P11"><text:span text:style-name="T4">WoST Hu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cm" svg:height="1.801cm" svg:x="5.85cm" svg:y="11.725cm">
          <text:p text:style-name="P1"><text:span text:style-name="T1">Legacy </text:span></text:p>
          <text:p text:style-name="P1"><text:span text:style-name="T1">Protocol</text:span></text:p>
          <text:p text:style-name="P1"><text:span text:style-name="T1">Binding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7.845cm" svg:y1="12.525cm" svg:x2="9.345cm" svg:y2="12.525cm">
          <text:p/>
        </draw:line>
        <draw:line draw:style-name="gr13" draw:text-style-name="P8" draw:layer="layout" svg:x1="5.475cm" svg:y1="11.3cm" svg:x2="8.9cm" svg:y2="11.275cm">
          <text:p/>
        </draw:line>
        <draw:custom-shape draw:style-name="gr6" draw:text-style-name="P5" draw:layer="layout" svg:width="2cm" svg:height="1.801cm" svg:x="5.675cm" svg:y="11.875cm">
          <text:p text:style-name="P1"><text:span text:style-name="T1">Legacy </text:span></text:p>
          <text:p text:style-name="P1"><text:span text:style-name="T1">Protocol</text:span></text:p>
          <text:p text:style-name="P1"><text:span text:style-name="T1">Bindings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5cm" svg:height="1.8cm" svg:x="1cm" svg:y="12cm">
          <text:p text:style-name="P3"><text:span text:style-name="T2">Legacy</text:span></text:p>
          <text:p text:style-name="P3"><text:span text:style-name="T2">IoT Device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65cm" svg:height="0.65cm" svg:x="3.8cm" svg:y="12.325cm">
          <text:p text:style-name="P13"><text:span text:style-name="T5">CoAP, Zwave, Insteon, </text:span></text:p>
          <text:p text:style-name="P13"><text:span text:style-name="T5">Philips Hue, OneM2M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enk Spaaij</meta:initial-creator>
    <meta:creation-date>2021-03-08T16:12:12.043361851</meta:creation-date>
    <dc:date>2021-03-08T21:42:47.244324994</dc:date>
    <dc:creator>Henk Spaaij</dc:creator>
    <meta:editing-duration>PT3H33M43S</meta:editing-duration>
    <meta:editing-cycles>10</meta:editing-cycles>
    <meta:generator>LibreOffice/6.4.6.2$Linux_X86_64 LibreOffice_project/40$Build-2</meta:generator>
    <meta:document-statistic meta:object-count="34"/>
  </office:meta>
</office:document-meta>
</file>